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ulka11" style:family="table">
      <style:table-properties style:width="17cm" style:rel-width="100%" fo:margin-left="0cm" fo:margin-top="0cm" fo:margin-bottom="0cm" table:align="left" style:writing-mode="page"/>
    </style:style>
    <style:style style:name="Tabulka11.A" style:family="table-column">
      <style:table-column-properties style:column-width="6.308cm" style:rel-column-width="24313*"/>
    </style:style>
    <style:style style:name="Tabulka11.B" style:family="table-column">
      <style:table-column-properties style:column-width="5.346cm" style:rel-column-width="20611*"/>
    </style:style>
    <style:style style:name="Tabulka11.1" style:family="table-row">
      <style:table-row-properties fo:keep-together="auto"/>
    </style:style>
    <style:style style:name="Tabulka11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11.B1" style:family="table-cell">
      <style:table-cell-properties fo:padding="0.097cm" fo:border-left="none" fo:border-right="none" fo:border-top="0.5pt solid #000000" fo:border-bottom="0.5pt solid #000000"/>
    </style:style>
    <style:style style:name="Tabulka11.C1" style:family="table-cell">
      <style:table-cell-properties fo:padding="0.097cm" fo:border-left="none" fo:border-right="0.5pt solid #000000" fo:border-top="0.5pt solid #000000" fo:border-bottom="0.5pt solid #000000"/>
    </style:style>
    <style:style style:name="Tabulka11.A2" style:family="table-cell">
      <style:table-cell-properties fo:padding="0.097cm" fo:border-left="0.5pt solid #000000" fo:border-right="none" fo:border-top="none" fo:border-bottom="0.5pt solid #000000"/>
    </style:style>
    <style:style style:name="Tabulka11.B2" style:family="table-cell">
      <style:table-cell-properties fo:padding="0.097cm" fo:border-left="none" fo:border-right="none" fo:border-top="none" fo:border-bottom="0.5pt solid #000000"/>
    </style:style>
    <style:style style:name="Tabulka11.C2" style:family="table-cell">
      <style:table-cell-properties fo:padding="0.097cm" fo:border-left="none" fo:border-right="0.5pt solid #000000" fo:border-top="none" fo:border-bottom="0.5pt solid #000000"/>
    </style:style>
    <style:style style:name="Tabulka12" style:family="table">
      <style:table-properties style:width="17cm" style:rel-width="100%" fo:margin-left="0cm" fo:margin-top="0cm" fo:margin-bottom="0cm" table:align="left" style:writing-mode="page"/>
    </style:style>
    <style:style style:name="Tabulka12.A" style:family="table-column">
      <style:table-column-properties style:column-width="6.308cm" style:rel-column-width="24313*"/>
    </style:style>
    <style:style style:name="Tabulka12.B" style:family="table-column">
      <style:table-column-properties style:column-width="5.346cm" style:rel-column-width="20611*"/>
    </style:style>
    <style:style style:name="Tabulka12.1" style:family="table-row">
      <style:table-row-properties fo:keep-together="auto"/>
    </style:style>
    <style:style style:name="Tabulka12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12.B1" style:family="table-cell">
      <style:table-cell-properties fo:padding="0.097cm" fo:border-left="none" fo:border-right="none" fo:border-top="0.5pt solid #000000" fo:border-bottom="0.5pt solid #000000"/>
    </style:style>
    <style:style style:name="Tabulka12.C1" style:family="table-cell">
      <style:table-cell-properties fo:padding="0.097cm" fo:border-left="none" fo:border-right="0.5pt solid #000000" fo:border-top="0.5pt solid #000000" fo:border-bottom="0.5pt solid #000000"/>
    </style:style>
    <style:style style:name="Tabulka1" style:family="table">
      <style:table-properties style:width="17cm" style:rel-width="100%" fo:margin-left="0cm" fo:margin-top="0cm" fo:margin-bottom="0cm" table:align="left" style:writing-mode="page"/>
    </style:style>
    <style:style style:name="Tabulka1.A" style:family="table-column">
      <style:table-column-properties style:column-width="6.308cm" style:rel-column-width="24313*"/>
    </style:style>
    <style:style style:name="Tabulka1.B" style:family="table-column">
      <style:table-column-properties style:column-width="5.346cm" style:rel-column-width="20611*"/>
    </style:style>
    <style:style style:name="Tabulka1.1" style:family="table-row">
      <style:table-row-properties fo:keep-together="auto"/>
    </style:style>
    <style:style style:name="Tabulka1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1.B1" style:family="table-cell">
      <style:table-cell-properties fo:padding="0.097cm" fo:border-left="none" fo:border-right="none" fo:border-top="0.5pt solid #000000" fo:border-bottom="0.5pt solid #000000"/>
    </style:style>
    <style:style style:name="Tabulka1.C1" style:family="table-cell">
      <style:table-cell-properties fo:padding="0.097cm" fo:border-left="none" fo:border-right="0.5pt solid #000000" fo:border-top="0.5pt solid #000000" fo:border-bottom="0.5pt solid #000000"/>
    </style:style>
    <style:style style:name="Tabulka2" style:family="table">
      <style:table-properties style:width="17cm" style:rel-width="100%" fo:margin-left="0cm" fo:margin-top="0cm" fo:margin-bottom="0cm" table:align="left" style:writing-mode="page"/>
    </style:style>
    <style:style style:name="Tabulka2.A" style:family="table-column">
      <style:table-column-properties style:column-width="6.308cm" style:rel-column-width="24313*"/>
    </style:style>
    <style:style style:name="Tabulka2.B" style:family="table-column">
      <style:table-column-properties style:column-width="5.346cm" style:rel-column-width="20611*"/>
    </style:style>
    <style:style style:name="Tabulka2.1" style:family="table-row">
      <style:table-row-properties fo:keep-together="auto"/>
    </style:style>
    <style:style style:name="Tabulka2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2.B1" style:family="table-cell">
      <style:table-cell-properties fo:padding="0.097cm" fo:border-left="none" fo:border-right="none" fo:border-top="0.5pt solid #000000" fo:border-bottom="0.5pt solid #000000"/>
    </style:style>
    <style:style style:name="Tabulka2.C1" style:family="table-cell">
      <style:table-cell-properties fo:padding="0.097cm" fo:border-left="none" fo:border-right="0.5pt solid #000000" fo:border-top="0.5pt solid #000000" fo:border-bottom="0.5pt solid #000000"/>
    </style:style>
    <style:style style:name="Tabulka2.A2" style:family="table-cell">
      <style:table-cell-properties fo:padding="0.097cm" fo:border-left="0.5pt solid #000000" fo:border-right="none" fo:border-top="none" fo:border-bottom="0.5pt solid #000000"/>
    </style:style>
    <style:style style:name="Tabulka2.B2" style:family="table-cell">
      <style:table-cell-properties fo:padding="0.097cm" fo:border-left="none" fo:border-right="none" fo:border-top="none" fo:border-bottom="0.5pt solid #000000"/>
    </style:style>
    <style:style style:name="Tabulka2.C2" style:family="table-cell">
      <style:table-cell-properties fo:padding="0.097cm" fo:border-left="none" fo:border-right="0.5pt solid #000000" fo:border-top="none" fo:border-bottom="0.5pt solid #000000"/>
    </style:style>
    <style:style style:name="Tabulka3" style:family="table">
      <style:table-properties style:width="17cm" style:rel-width="100%" fo:margin-left="0cm" fo:margin-top="0cm" fo:margin-bottom="0cm" table:align="left" style:writing-mode="page"/>
    </style:style>
    <style:style style:name="Tabulka3.A" style:family="table-column">
      <style:table-column-properties style:column-width="6.308cm" style:rel-column-width="24313*"/>
    </style:style>
    <style:style style:name="Tabulka3.B" style:family="table-column">
      <style:table-column-properties style:column-width="5.346cm" style:rel-column-width="20611*"/>
    </style:style>
    <style:style style:name="Tabulka3.1" style:family="table-row">
      <style:table-row-properties fo:keep-together="auto"/>
    </style:style>
    <style:style style:name="Tabulka3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3.B1" style:family="table-cell">
      <style:table-cell-properties fo:padding="0.097cm" fo:border-left="none" fo:border-right="none" fo:border-top="0.5pt solid #000000" fo:border-bottom="0.5pt solid #000000"/>
    </style:style>
    <style:style style:name="Tabulka3.C1" style:family="table-cell">
      <style:table-cell-properties fo:padding="0.097cm" fo:border-left="none" fo:border-right="0.5pt solid #000000" fo:border-top="0.5pt solid #000000" fo:border-bottom="0.5pt solid #000000"/>
    </style:style>
    <style:style style:name="Tabulka3.A2" style:family="table-cell">
      <style:table-cell-properties fo:padding="0.097cm" fo:border-left="0.5pt solid #000000" fo:border-right="none" fo:border-top="none" fo:border-bottom="0.5pt solid #000000"/>
    </style:style>
    <style:style style:name="Tabulka3.B2" style:family="table-cell">
      <style:table-cell-properties fo:padding="0.097cm" fo:border-left="none" fo:border-right="none" fo:border-top="none" fo:border-bottom="0.5pt solid #000000"/>
    </style:style>
    <style:style style:name="Tabulka3.C2" style:family="table-cell">
      <style:table-cell-properties fo:padding="0.097cm" fo:border-left="none" fo:border-right="0.5pt solid #000000" fo:border-top="none" fo:border-bottom="0.5pt solid #000000"/>
    </style:style>
    <style:style style:name="Tabulka4" style:family="table">
      <style:table-properties style:width="17cm" style:rel-width="100%" fo:margin-left="0cm" fo:margin-top="0cm" fo:margin-bottom="0cm" table:align="left" style:writing-mode="page"/>
    </style:style>
    <style:style style:name="Tabulka4.A" style:family="table-column">
      <style:table-column-properties style:column-width="6.308cm" style:rel-column-width="24313*"/>
    </style:style>
    <style:style style:name="Tabulka4.B" style:family="table-column">
      <style:table-column-properties style:column-width="5.346cm" style:rel-column-width="20611*"/>
    </style:style>
    <style:style style:name="Tabulka4.1" style:family="table-row">
      <style:table-row-properties fo:keep-together="auto"/>
    </style:style>
    <style:style style:name="Tabulka4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4.B1" style:family="table-cell">
      <style:table-cell-properties fo:padding="0.097cm" fo:border-left="none" fo:border-right="none" fo:border-top="0.5pt solid #000000" fo:border-bottom="0.5pt solid #000000"/>
    </style:style>
    <style:style style:name="Tabulka4.C1" style:family="table-cell">
      <style:table-cell-properties fo:padding="0.097cm" fo:border-left="none" fo:border-right="0.5pt solid #000000" fo:border-top="0.5pt solid #000000" fo:border-bottom="0.5pt solid #000000"/>
    </style:style>
    <style:style style:name="Tabulka4.A2" style:family="table-cell">
      <style:table-cell-properties fo:padding="0.097cm" fo:border-left="0.5pt solid #000000" fo:border-right="none" fo:border-top="none" fo:border-bottom="0.5pt solid #000000"/>
    </style:style>
    <style:style style:name="Tabulka4.B2" style:family="table-cell">
      <style:table-cell-properties fo:padding="0.097cm" fo:border-left="none" fo:border-right="none" fo:border-top="none" fo:border-bottom="0.5pt solid #000000"/>
    </style:style>
    <style:style style:name="Tabulka4.C2" style:family="table-cell">
      <style:table-cell-properties fo:padding="0.097cm" fo:border-left="none" fo:border-right="0.5pt solid #000000" fo:border-top="none" fo:border-bottom="0.5pt solid #000000"/>
    </style:style>
    <style:style style:name="Tabulka5" style:family="table">
      <style:table-properties style:width="17cm" style:rel-width="100%" fo:margin-left="0cm" fo:margin-top="0cm" fo:margin-bottom="0cm" table:align="left" style:writing-mode="page"/>
    </style:style>
    <style:style style:name="Tabulka5.A" style:family="table-column">
      <style:table-column-properties style:column-width="6.308cm" style:rel-column-width="24313*"/>
    </style:style>
    <style:style style:name="Tabulka5.B" style:family="table-column">
      <style:table-column-properties style:column-width="5.346cm" style:rel-column-width="20611*"/>
    </style:style>
    <style:style style:name="Tabulka5.1" style:family="table-row">
      <style:table-row-properties fo:keep-together="auto"/>
    </style:style>
    <style:style style:name="Tabulka5.A1" style:family="table-cell">
      <style:table-cell-properties fo:padding="0.097cm" fo:border-left="0.5pt solid #000000" fo:border-right="none" fo:border-top="0.5pt solid #000000" fo:border-bottom="none"/>
    </style:style>
    <style:style style:name="Tabulka5.B1" style:family="table-cell">
      <style:table-cell-properties fo:padding="0.097cm" fo:border-left="none" fo:border-right="none" fo:border-top="0.5pt solid #000000" fo:border-bottom="none"/>
    </style:style>
    <style:style style:name="Tabulka5.C1" style:family="table-cell">
      <style:table-cell-properties fo:padding="0.097cm" fo:border-left="none" fo:border-right="0.5pt solid #000000" fo:border-top="0.5pt solid #000000" fo:border-bottom="none"/>
    </style:style>
    <style:style style:name="Tabulka5.A2" style:family="table-cell">
      <style:table-cell-properties fo:padding="0.097cm" fo:border-left="0.5pt solid #000000" fo:border-right="none" fo:border-top="none" fo:border-bottom="0.5pt solid #000000"/>
    </style:style>
    <style:style style:name="Tabulka5.B2" style:family="table-cell">
      <style:table-cell-properties fo:padding="0.097cm" fo:border-left="none" fo:border-right="none" fo:border-top="none" fo:border-bottom="0.5pt solid #000000"/>
    </style:style>
    <style:style style:name="Tabulka5.C2" style:family="table-cell">
      <style:table-cell-properties fo:padding="0.097cm" fo:border-left="none" fo:border-right="0.5pt solid #000000" fo:border-top="none" fo:border-bottom="0.5pt solid #000000"/>
    </style:style>
    <style:style style:name="Tabulka6" style:family="table">
      <style:table-properties style:width="17cm" style:rel-width="100%" fo:margin-left="0cm" fo:margin-top="0cm" fo:margin-bottom="0cm" table:align="left" style:writing-mode="page"/>
    </style:style>
    <style:style style:name="Tabulka6.A" style:family="table-column">
      <style:table-column-properties style:column-width="6.308cm" style:rel-column-width="24313*"/>
    </style:style>
    <style:style style:name="Tabulka6.B" style:family="table-column">
      <style:table-column-properties style:column-width="5.346cm" style:rel-column-width="20611*"/>
    </style:style>
    <style:style style:name="Tabulka6.1" style:family="table-row">
      <style:table-row-properties fo:keep-together="auto"/>
    </style:style>
    <style:style style:name="Tabulka6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6.B1" style:family="table-cell">
      <style:table-cell-properties fo:padding="0.097cm" fo:border-left="none" fo:border-right="none" fo:border-top="0.5pt solid #000000" fo:border-bottom="0.5pt solid #000000"/>
    </style:style>
    <style:style style:name="Tabulka6.C1" style:family="table-cell">
      <style:table-cell-properties fo:padding="0.097cm" fo:border-left="none" fo:border-right="0.5pt solid #000000" fo:border-top="0.5pt solid #000000" fo:border-bottom="0.5pt solid #000000"/>
    </style:style>
    <style:style style:name="Tabulka7" style:family="table">
      <style:table-properties style:width="17cm" style:rel-width="100%" fo:margin-left="0cm" fo:margin-top="0cm" fo:margin-bottom="0cm" table:align="left" style:writing-mode="page"/>
    </style:style>
    <style:style style:name="Tabulka7.A" style:family="table-column">
      <style:table-column-properties style:column-width="6.308cm" style:rel-column-width="24313*"/>
    </style:style>
    <style:style style:name="Tabulka7.B" style:family="table-column">
      <style:table-column-properties style:column-width="5.346cm" style:rel-column-width="20611*"/>
    </style:style>
    <style:style style:name="Tabulka7.1" style:family="table-row">
      <style:table-row-properties fo:keep-together="auto"/>
    </style:style>
    <style:style style:name="Tabulka7.A1" style:family="table-cell">
      <style:table-cell-properties fo:padding="0.097cm" fo:border-left="0.5pt solid #000000" fo:border-right="none" fo:border-top="0.5pt solid #000000" fo:border-bottom="none"/>
    </style:style>
    <style:style style:name="Tabulka7.B1" style:family="table-cell">
      <style:table-cell-properties fo:padding="0.097cm" fo:border-left="none" fo:border-right="none" fo:border-top="0.5pt solid #000000" fo:border-bottom="none"/>
    </style:style>
    <style:style style:name="Tabulka7.C1" style:family="table-cell">
      <style:table-cell-properties fo:padding="0.097cm" fo:border-left="none" fo:border-right="0.5pt solid #000000" fo:border-top="0.5pt solid #000000" fo:border-bottom="none"/>
    </style:style>
    <style:style style:name="Tabulka7.A2" style:family="table-cell">
      <style:table-cell-properties fo:padding="0.097cm" fo:border-left="0.5pt solid #000000" fo:border-right="none" fo:border-top="none" fo:border-bottom="0.5pt solid #000000"/>
    </style:style>
    <style:style style:name="Tabulka7.B2" style:family="table-cell">
      <style:table-cell-properties fo:padding="0.097cm" fo:border-left="none" fo:border-right="none" fo:border-top="none" fo:border-bottom="0.5pt solid #000000"/>
    </style:style>
    <style:style style:name="Tabulka7.C2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paragraph-properties fo:margin-left="0.499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4.521cm"/>
        </style:tab-stops>
      </style:paragraph-properties>
      <style:text-properties officeooo:paragraph-rsid="0015ff1a"/>
    </style:style>
    <style:style style:name="P2" style:family="paragraph" style:parent-style-name="Standard">
      <style:paragraph-properties fo:margin-left="0.499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4.521cm"/>
        </style:tab-stops>
      </style:paragraph-properties>
      <style:text-properties officeooo:paragraph-rsid="0015ff1a"/>
    </style:style>
    <style:style style:name="P3" style:family="paragraph" style:parent-style-name="Standard">
      <style:paragraph-properties fo:margin-left="0.529cm" fo:margin-top="0cm" fo:margin-bottom="0cm" style:contextual-spacing="false" fo:text-align="start" style:justify-single-word="false" style:writing-mode="lr-tb"/>
      <style:text-properties officeooo:paragraph-rsid="0015ff1a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5ff1a"/>
    </style:style>
    <style:style style:name="P5" style:family="paragraph" style:parent-style-name="Standard">
      <style:paragraph-properties fo:margin-left="0.529cm" fo:margin-top="0cm" fo:margin-bottom="0cm" style:contextual-spacing="false" fo:text-align="start" style:justify-single-word="false" style:writing-mode="lr-tb"/>
      <style:text-properties style:use-window-font-color="true" loext:opacity="0%" fo:font-size="10pt" officeooo:paragraph-rsid="0015ff1a" style:font-size-asian="10pt" style:font-size-complex="10pt"/>
    </style:style>
    <style:style style:name="P6" style:family="paragraph" style:parent-style-name="Standard">
      <style:paragraph-properties fo:margin-left="0.499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4.521cm"/>
        </style:tab-stops>
      </style:paragraph-properties>
      <style:text-properties officeooo:rsid="0015ff1a" officeooo:paragraph-rsid="0015ff1a"/>
    </style:style>
    <style:style style:name="P7" style:family="paragraph" style:parent-style-name="Standard">
      <style:paragraph-properties fo:margin-left="0.529cm" fo:margin-top="0cm" fo:margin-bottom="0cm" style:contextual-spacing="false" fo:text-align="start" style:justify-single-word="false" style:writing-mode="lr-tb"/>
      <style:text-properties officeooo:rsid="0015ff1a" officeooo:paragraph-rsid="0015ff1a"/>
    </style:style>
    <style:style style:name="P8" style:family="paragraph" style:parent-style-name="Standard">
      <style:paragraph-properties fo:margin-left="0.529cm" fo:margin-top="0cm" fo:margin-bottom="0cm" style:contextual-spacing="false" fo:text-align="start" style:justify-single-word="false" style:writing-mode="lr-tb"/>
      <style:text-properties style:font-name="Arial1" fo:font-size="11pt" officeooo:paragraph-rsid="0015ff1a" style:font-size-asian="11pt" style:font-size-complex="11pt"/>
    </style:style>
    <style:style style:name="P9" style:family="paragraph" style:parent-style-name="Standard">
      <style:text-properties officeooo:paragraph-rsid="0015ff1a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paragraph-rsid="0015ff1a"/>
    </style:style>
    <style:style style:name="P11" style:family="paragraph" style:parent-style-name="Text_20_body">
      <style:text-properties officeooo:paragraph-rsid="0015ff1a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1579b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3" style:family="text">
      <style:text-properties fo:color="#01579b" loext:opacity="100%" style:font-name="Arial" fo:font-size="11pt" fo:font-weight="bold" officeooo:rsid="0015ff1a" style:font-name-asian="Arial2" style:font-size-asian="11pt" style:font-weight-asian="bold" style:font-name-complex="Arial2" style:font-size-complex="11pt" style:font-weight-complex="bold"/>
    </style:style>
    <style:style style:name="T4" style:family="text">
      <style:text-properties fo:color="#333333" loext:opacity="100%" style:font-name="Arial" fo:font-size="11pt" style:font-name-asian="Arial2" style:font-size-asian="11pt" style:font-name-complex="Arial2" style:font-size-complex="11pt"/>
    </style:style>
    <style:style style:name="T5" style:family="text">
      <style:text-properties fo:color="#333333" loext:opacity="100%" style:font-name="Arial" fo:font-size="11pt" officeooo:rsid="0015ff1a" style:font-name-asian="Arial2" style:font-size-asian="11pt" style:font-name-complex="Arial2" style:font-size-complex="11pt"/>
    </style:style>
    <style:style style:name="T6" style:family="text">
      <style:text-properties fo:color="#333333" loext:opacity="100%" style:font-name="Arial" officeooo:rsid="0015ff1a" style:font-name-asian="Arial2" style:font-name-complex="Arial2"/>
    </style:style>
    <style:style style:name="T7" style:family="text">
      <style:text-properties fo:color="#333333" loext:opacity="100%" style:font-name="Arial" style:font-name-asian="Arial2" style:font-name-complex="Arial2"/>
    </style:style>
    <style:style style:name="T8" style:family="text">
      <style:text-properties fo:color="#333333" loext:opacity="100%" style:font-name-asian="Arial2" style:font-name-complex="Arial2"/>
    </style:style>
    <style:style style:name="T9" style:family="text">
      <style:text-properties style:use-window-font-color="true" loext:opacity="0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1">Kurzy</text:span></text:p>
      <table:table table:name="Tabulka11" table:style-name="Tabulka11">
        <table:table-column table:style-name="Tabulka11.A"/>
        <table:table-column table:style-name="Tabulka11.B" table:number-columns-repeated="2"/>
        <table:table-row table:style-name="Tabulka11.1">
          <table:table-cell table:style-name="Tabulka11.A1" office:value-type="string">
            <text:p text:style-name="P1" loext:marker-style-name="T9"><text:span text:style-name="T2">A</text:span><text:span text:style-name="T3">dvanced Styling with Responsive Design</text:span></text:p>
          </table:table-cell>
          <table:table-cell table:style-name="Tabulka11.B1" office:value-type="string">
            <text:p text:style-name="P3" loext:marker-style-name="T9"><text:span text:style-name="T4">na serveru Coursera; poskytovatel </text:span><text:span text:style-name="T5">University of Michigan</text:span></text:p>
          </table:table-cell>
          <table:table-cell table:style-name="Tabulka11.C1" office:value-type="string">
            <text:p text:style-name="P3" loext:marker-style-name="T9"><text:span text:style-name="T4">únor 2021</text:span></text:p>
          </table:table-cell>
        </table:table-row>
        <table:table-row table:style-name="Tabulka11.1">
          <table:table-cell table:style-name="Tabulka11.A2" office:value-type="string">
            <text:p text:style-name="P1" loext:marker-style-name="T9"><text:span text:style-name="T2">Agile with Atlassian Jira</text:span></text:p>
          </table:table-cell>
          <table:table-cell table:style-name="Tabulka11.B2" office:value-type="string">
            <text:p text:style-name="P3" loext:marker-style-name="T9"><text:span text:style-name="T4">na serveru Coursera; poskytovatel The Atlassian; </text:span></text:p>
            <text:p text:style-name="P5" loext:marker-style-name="T9"/>
          </table:table-cell>
          <table:table-cell table:style-name="Tabulka11.C2" office:value-type="string">
            <text:p text:style-name="P3" loext:marker-style-name="T9"><text:span text:style-name="T4">únor 2021</text:span></text:p>
          </table:table-cell>
        </table:table-row>
        <table:table-row table:style-name="Tabulka11.1">
          <table:table-cell table:style-name="Tabulka11.A2" office:value-type="string">
            <text:p text:style-name="P6" loext:marker-style-name="T9"><text:span text:style-name="T2">Astrobiology and the Search of Extraterrestrial Life</text:span></text:p>
          </table:table-cell>
          <table:table-cell table:style-name="Tabulka11.B2" office:value-type="string">
            <text:p text:style-name="P3" loext:marker-style-name="T9"><text:span text:style-name="T4">na serveru Coursera; poskytovatel </text:span><text:span text:style-name="T5">The Unversity of Edinburgh</text:span><text:span text:style-name="T4">; </text:span></text:p>
          </table:table-cell>
          <table:table-cell table:style-name="Tabulka11.C2" office:value-type="string">
            <text:p text:style-name="P3" loext:marker-style-name="T9"><text:span text:style-name="T4">únor 2021</text:span></text:p>
          </table:table-cell>
        </table:table-row>
        <table:table-row table:style-name="Tabulka11.1">
          <table:table-cell table:style-name="Tabulka11.A2" office:value-type="string">
            <text:p text:style-name="P6" loext:marker-style-name="T9"><text:span text:style-name="T2">Cybersecurity and Its Ten Domains</text:span></text:p>
          </table:table-cell>
          <table:table-cell table:style-name="Tabulka11.B2" office:value-type="string">
            <text:p text:style-name="P3" loext:marker-style-name="T9"><text:span text:style-name="T4">na serveru Coursera; poskytovatel </text:span><text:span text:style-name="T5">Kennesaw State University</text:span></text:p>
          </table:table-cell>
          <table:table-cell table:style-name="Tabulka11.C2" office:value-type="string">
            <text:p text:style-name="P3" loext:marker-style-name="T9"><text:span text:style-name="T4">únor 2021</text:span></text:p>
          </table:table-cell>
        </table:table-row>
        <table:table-row table:style-name="Tabulka11.1">
          <table:table-cell table:style-name="Tabulka11.A2" office:value-type="string">
            <text:p text:style-name="P1" loext:marker-style-name="T9"><text:span text:style-name="T2">Data Analytics for Lean Six Sigma</text:span></text:p>
          </table:table-cell>
          <table:table-cell table:style-name="Tabulka11.B2" office:value-type="string">
            <text:p text:style-name="P3" loext:marker-style-name="T9"><text:span text:style-name="T4">na serveru Coursera; poskytovatel University of Amsterdam; </text:span></text:p>
            <text:p text:style-name="P5" loext:marker-style-name="T9"/>
          </table:table-cell>
          <table:table-cell table:style-name="Tabulka11.C2" office:value-type="string">
            <text:p text:style-name="P3" loext:marker-style-name="T9"><text:span text:style-name="T4">únor 2021</text:span></text:p>
          </table:table-cell>
        </table:table-row>
        <table:table-row table:style-name="Tabulka11.1">
          <table:table-cell table:style-name="Tabulka11.A2" office:value-type="string">
            <text:p text:style-name="P6" loext:marker-style-name="T9"><text:span text:style-name="T2">Data Science Math Skills</text:span></text:p>
          </table:table-cell>
          <table:table-cell table:style-name="Tabulka11.B2" office:value-type="string">
            <text:p text:style-name="P3" loext:marker-style-name="T9"><text:span text:style-name="T4">na serveru Coursera; poskytovatel </text:span><text:span text:style-name="T5">Duke University</text:span><text:span text:style-name="T4">; </text:span></text:p>
          </table:table-cell>
          <table:table-cell table:style-name="Tabulka11.C2" office:value-type="string">
            <text:p text:style-name="P3" loext:marker-style-name="T9"><text:span text:style-name="T4">únor 2021</text:span></text:p>
          </table:table-cell>
        </table:table-row>
        <table:table-row table:style-name="Tabulka11.1">
          <table:table-cell table:style-name="Tabulka11.A2" office:value-type="string">
            <text:p text:style-name="P6" loext:marker-style-name="T9"><text:span text:style-name="T2">Digital Footprint</text:span></text:p>
          </table:table-cell>
          <table:table-cell table:style-name="Tabulka11.B2" office:value-type="string">
            <text:p text:style-name="P3" loext:marker-style-name="T9"><text:span text:style-name="T4">na serveru Coursera; poskytovatel </text:span><text:span text:style-name="T5">The University of Edinburgh</text:span><text:span text:style-name="T4">; </text:span></text:p>
          </table:table-cell>
          <table:table-cell table:style-name="Tabulka11.C2" office:value-type="string">
            <text:p text:style-name="P3" loext:marker-style-name="T9"><text:span text:style-name="T4">únor 2021</text:span></text:p>
          </table:table-cell>
        </table:table-row>
        <table:table-row table:style-name="Tabulka11.1">
          <table:table-cell table:style-name="Tabulka11.A2" office:value-type="string">
            <text:p text:style-name="P6" loext:marker-style-name="T9"><text:span text:style-name="T2">Internet History, Technology, and Security</text:span></text:p>
          </table:table-cell>
          <table:table-cell table:style-name="Tabulka11.B2" office:value-type="string">
            <text:p text:style-name="P3" loext:marker-style-name="T9"><text:span text:style-name="T4">na serveru Coursera; poskytovatel </text:span><text:span text:style-name="T5">University of Michgan;</text:span></text:p>
          </table:table-cell>
          <table:table-cell table:style-name="Tabulka11.C2" office:value-type="string">
            <text:p text:style-name="P3" loext:marker-style-name="T9"><text:span text:style-name="T4">únor 2021</text:span></text:p>
          </table:table-cell>
        </table:table-row>
        <table:table-row table:style-name="Tabulka11.1">
          <table:table-cell table:style-name="Tabulka11.A2" office:value-type="string">
            <text:p text:style-name="P6" loext:marker-style-name="T9"><text:span text:style-name="T2">Introduction to TCP/IP</text:span></text:p>
          </table:table-cell>
          <table:table-cell table:style-name="Tabulka11.B2" office:value-type="string">
            <text:p text:style-name="P3" loext:marker-style-name="T9"><text:span text:style-name="T4">na serveru Coursera; poskytovatel </text:span><text:span text:style-name="T5">Yonsei University</text:span><text:span text:style-name="T4">;</text:span></text:p>
          </table:table-cell>
          <table:table-cell table:style-name="Tabulka11.C2" office:value-type="string">
            <text:p text:style-name="P3" loext:marker-style-name="T9"><text:span text:style-name="T4">únor 2021</text:span></text:p>
          </table:table-cell>
        </table:table-row>
        <table:table-row table:style-name="Tabulka11.1">
          <table:table-cell table:style-name="Tabulka11.A2" office:value-type="string">
            <text:p text:style-name="P6" loext:marker-style-name="T9"><text:span text:style-name="T2">Matrix Methods</text:span></text:p>
          </table:table-cell>
          <table:table-cell table:style-name="Tabulka11.B2" office:value-type="string">
            <text:p text:style-name="P3" loext:marker-style-name="T9"><text:span text:style-name="T4">na serveru Coursera; poskytovatel </text:span><text:span text:style-name="T5">University of Minnesota;</text:span></text:p>
          </table:table-cell>
          <table:table-cell table:style-name="Tabulka11.C2" office:value-type="string">
            <text:p text:style-name="P3" loext:marker-style-name="T9"><text:span text:style-name="T4">únor 2021</text:span></text:p>
          </table:table-cell>
        </table:table-row>
        <table:table-row table:style-name="Tabulka11.1">
          <table:table-cell table:style-name="Tabulka11.A2" office:value-type="string">
            <text:p text:style-name="P6" loext:marker-style-name="T9"><text:span text:style-name="T2">Programming for Everybody (Getting Started with Python)</text:span></text:p>
          </table:table-cell>
          <table:table-cell table:style-name="Tabulka11.B2" office:value-type="string">
            <text:p text:style-name="P3" loext:marker-style-name="T9"><text:span text:style-name="T4">na serveru Coursera; poskytovatel </text:span><text:span text:style-name="T5">University of Michgan;</text:span></text:p>
          </table:table-cell>
          <table:table-cell table:style-name="Tabulka11.C2" office:value-type="string">
            <text:p text:style-name="P3" loext:marker-style-name="T9"><text:span text:style-name="T4">únor 2021</text:span></text:p>
          </table:table-cell>
        </table:table-row>
        <table:table-row table:style-name="Tabulka11.1">
          <table:table-cell table:style-name="Tabulka11.A2" office:value-type="string">
            <text:p text:style-name="P6" loext:marker-style-name="T9"><text:span text:style-name="T2">Python and Statistics for Financila Analysis</text:span></text:p>
          </table:table-cell>
          <table:table-cell table:style-name="Tabulka11.B2" office:value-type="string">
            <text:p text:style-name="P3" loext:marker-style-name="T9"><text:span text:style-name="T4">na serveru Coursera; poskytovatel </text:span><text:span text:style-name="T5">The Hong Kong University of Science and Technology</text:span></text:p>
          </table:table-cell>
          <table:table-cell table:style-name="Tabulka11.C2" office:value-type="string">
            <text:p text:style-name="P3" loext:marker-style-name="T9"><text:span text:style-name="T4">únor 2021</text:span></text:p>
          </table:table-cell>
        </table:table-row>
        <table:table-row table:style-name="Tabulka11.1">
          <table:table-cell table:style-name="Tabulka11.A2" office:value-type="string">
            <text:p text:style-name="P6" loext:marker-style-name="T9"><text:span text:style-name="T2">Wireless Communications for Everybody</text:span></text:p>
          </table:table-cell>
          <table:table-cell table:style-name="Tabulka11.B2" office:value-type="string">
            <text:p text:style-name="P3" loext:marker-style-name="T9"><text:span text:style-name="T4">na serveru Coursera; poskytovatel </text:span><text:span text:style-name="T5">Yonsei University</text:span><text:span text:style-name="T4"> </text:span></text:p>
          </table:table-cell>
          <table:table-cell table:style-name="Tabulka11.C2" office:value-type="string">
            <text:p text:style-name="P3" loext:marker-style-name="T9"><text:span text:style-name="T4">únor 2021</text:span></text:p>
          </table:table-cell>
        </table:table-row>
      </table:table>
      <text:p text:style-name="Text_20_body"/>
      <table:table table:name="Tabulka1" table:style-name="Tabulka1">
        <table:table-column table:style-name="Tabulka1.A"/>
        <table:table-column table:style-name="Tabulka1.B" table:number-columns-repeated="2"/>
        <table:table-row table:style-name="Tabulka1.1">
          <table:table-cell table:style-name="Tabulka1.A1" office:value-type="string">
            <text:p text:style-name="P6" loext:marker-style-name="T9"><text:span text:style-name="T2">Introduction to HTML5</text:span></text:p>
          </table:table-cell>
          <table:table-cell table:style-name="Tabulka1.B1" office:value-type="string">
            <text:p text:style-name="P3" loext:marker-style-name="T9"><text:span text:style-name="T4">na serveru Coursera; poskytovatel <text:s/></text:span><text:span text:style-name="T5">Univerisity of Michigan</text:span><text:span text:style-name="T4">;</text:span></text:p>
          </table:table-cell>
          <table:table-cell table:style-name="Tabulka1.C1" office:value-type="string">
            <text:p text:style-name="P3" loext:marker-style-name="T9"><text:span text:style-name="T5">břez</text:span><text:span text:style-name="T4">en 2021</text:span></text:p>
          </table:table-cell>
        </table:table-row>
      </table:table>
      <text:p text:style-name="Text_20_body"/>
      <text:p text:style-name="Text_20_body"><text:soft-page-break/></text:p>
      <text:p text:style-name="Text_20_body"/>
      <text:p text:style-name="Text_20_body"/>
      <text:p text:style-name="Text_20_body"/>
      <table:table table:name="Tabulka2" table:style-name="Tabulka2">
        <table:table-column table:style-name="Tabulka2.A"/>
        <table:table-column table:style-name="Tabulka2.B" table:number-columns-repeated="2"/>
        <table:table-row table:style-name="Tabulka2.1">
          <table:table-cell table:style-name="Tabulka2.A1" office:value-type="string">
            <text:p text:style-name="P1" loext:marker-style-name="T9"><text:span text:style-name="T2">AstroTech: The Science and Technology behind Astronomical Discovery</text:span></text:p>
          </table:table-cell>
          <table:table-cell table:style-name="Tabulka2.B1" office:value-type="string">
            <text:p text:style-name="P3" loext:marker-style-name="T9"><text:span text:style-name="T4">na serveru Coursera; poskytovatel The University of Edinburgh;</text:span></text:p>
          </table:table-cell>
          <table:table-cell table:style-name="Tabulka2.C1" office:value-type="string">
            <text:p text:style-name="P3" loext:marker-style-name="T9"><text:span text:style-name="T4">duben 2021</text:span></text:p>
          </table:table-cell>
        </table:table-row>
        <table:table-row table:style-name="Tabulka2.1">
          <table:table-cell table:style-name="Tabulka2.A2" office:value-type="string">
            <text:p text:style-name="P6" loext:marker-style-name="T9"><text:span text:style-name="T2">Evolution: A Course for Educators</text:span></text:p>
          </table:table-cell>
          <table:table-cell table:style-name="Tabulka2.B2" office:value-type="string">
            <text:p text:style-name="P3" loext:marker-style-name="T9"><text:span text:style-name="T4">na serveru Coursera; poskytovatel </text:span><text:span text:style-name="T5">American Museum of Natural History</text:span><text:span text:style-name="T4">;</text:span></text:p>
          </table:table-cell>
          <table:table-cell table:style-name="Tabulka2.C2" office:value-type="string">
            <text:p text:style-name="P3" loext:marker-style-name="T9"><text:span text:style-name="T4">duben 2021</text:span></text:p>
          </table:table-cell>
        </table:table-row>
        <table:table-row table:style-name="Tabulka2.1">
          <table:table-cell table:style-name="Tabulka2.A2" office:value-type="string">
            <text:p text:style-name="P1" loext:marker-style-name="T9"><text:span text:style-name="T2">Version Control with Git</text:span></text:p>
          </table:table-cell>
          <table:table-cell table:style-name="Tabulka2.B2" office:value-type="string">
            <text:p text:style-name="P3" loext:marker-style-name="T9"><text:span text:style-name="T4">na serveru Coursera; poskytovatel The Atlassian; </text:span></text:p>
            <text:p text:style-name="P5" loext:marker-style-name="T9"/>
          </table:table-cell>
          <table:table-cell table:style-name="Tabulka2.C2" office:value-type="string">
            <text:p text:style-name="P3" loext:marker-style-name="T9"><text:span text:style-name="T4">duben 2021</text:span></text:p>
          </table:table-cell>
        </table:table-row>
      </table:table>
      <text:p text:style-name="Text_20_body"/>
      <table:table table:name="Tabulka3" table:style-name="Tabulka3">
        <table:table-column table:style-name="Tabulka3.A"/>
        <table:table-column table:style-name="Tabulka3.B" table:number-columns-repeated="2"/>
        <table:table-row table:style-name="Tabulka3.1">
          <table:table-cell table:style-name="Tabulka3.A1" office:value-type="string">
            <text:p text:style-name="P1" loext:marker-style-name="T9"><text:span text:style-name="T2">Python Data Structures</text:span></text:p>
          </table:table-cell>
          <table:table-cell table:style-name="Tabulka3.B1" office:value-type="string">
            <text:p text:style-name="P3" loext:marker-style-name="T9"><text:span text:style-name="T4">na serveru Coursera; poskytovatel University of Michigan; </text:span></text:p>
            <text:p text:style-name="P5" loext:marker-style-name="T9"/>
          </table:table-cell>
          <table:table-cell table:style-name="Tabulka3.C1" office:value-type="string">
            <text:p text:style-name="P3" loext:marker-style-name="T9"><text:span text:style-name="T4">květen 2021</text:span></text:p>
          </table:table-cell>
        </table:table-row>
        <table:table-row table:style-name="Tabulka3.1">
          <table:table-cell table:style-name="Tabulka3.A2" office:value-type="string">
            <text:p text:style-name="P1" loext:marker-style-name="T9"><text:span text:style-name="T2">Usable Security</text:span></text:p>
          </table:table-cell>
          <table:table-cell table:style-name="Tabulka3.B2" office:value-type="string">
            <text:p text:style-name="P3" loext:marker-style-name="T9"><text:span text:style-name="T4">na serveru Coursera; poskytovatel University of Michigan; </text:span></text:p>
            <text:p text:style-name="P5" loext:marker-style-name="T9"/>
          </table:table-cell>
          <table:table-cell table:style-name="Tabulka3.C2" office:value-type="string">
            <text:p text:style-name="P3" loext:marker-style-name="T9"><text:span text:style-name="T4">květen 2021</text:span></text:p>
          </table:table-cell>
        </table:table-row>
      </table:table>
      <text:p text:style-name="Text_20_body"/>
      <table:table table:name="Tabulka4" table:style-name="Tabulka4">
        <table:table-column table:style-name="Tabulka4.A"/>
        <table:table-column table:style-name="Tabulka4.B" table:number-columns-repeated="2"/>
        <table:table-row table:style-name="Tabulka4.1">
          <table:table-cell table:style-name="Tabulka4.A1" office:value-type="string">
            <text:p text:style-name="P1" loext:marker-style-name="T9"><text:span text:style-name="T2">Introduction to Programming with MATLAB</text:span></text:p>
          </table:table-cell>
          <table:table-cell table:style-name="Tabulka4.B1" office:value-type="string">
            <text:p text:style-name="P3" loext:marker-style-name="T9"><text:span text:style-name="T4">na serveru Coursera; poskytovatel Vanderbilt University; </text:span></text:p>
            <text:p text:style-name="P5" loext:marker-style-name="T9"/>
          </table:table-cell>
          <table:table-cell table:style-name="Tabulka4.C1" office:value-type="string">
            <text:p text:style-name="P8" loext:marker-style-name="T9"><text:span text:style-name="T8">červen 2021</text:span></text:p>
          </table:table-cell>
        </table:table-row>
        <table:table-row table:style-name="Tabulka4.1">
          <table:table-cell table:style-name="Tabulka4.A2" office:value-type="string">
            <text:p text:style-name="P3" loext:marker-style-name="T9"><text:span text:style-name="T2">Probability and Statistics: To p or not to p?</text:span></text:p>
          </table:table-cell>
          <table:table-cell table:style-name="Tabulka4.B2" office:value-type="string">
            <text:p text:style-name="P3" loext:marker-style-name="T9"><text:span text:style-name="T4">na serveru Coursera; poskytovatel Sungkyunkwan University;</text:span></text:p>
            <text:p text:style-name="P5" loext:marker-style-name="T9"/>
          </table:table-cell>
          <table:table-cell table:style-name="Tabulka4.C2" office:value-type="string">
            <text:p text:style-name="P8" loext:marker-style-name="T9"><text:span text:style-name="T8">červen 2021</text:span></text:p>
          </table:table-cell>
        </table:table-row>
        <table:table-row table:style-name="Tabulka4.1">
          <table:table-cell table:style-name="Tabulka4.A2" office:value-type="string">
            <text:p text:style-name="P3" loext:marker-style-name="T9"><text:span text:style-name="T2">The Korean Alphabet: An Introduction to Hangeul</text:span></text:p>
          </table:table-cell>
          <table:table-cell table:style-name="Tabulka4.B2" office:value-type="string">
            <text:p text:style-name="P3" loext:marker-style-name="T9"><text:span text:style-name="T4">na serveru Coursera; poskytovatel University of London;</text:span></text:p>
            <text:p text:style-name="P5" loext:marker-style-name="T9"/>
          </table:table-cell>
          <table:table-cell table:style-name="Tabulka4.C2" office:value-type="string">
            <text:p text:style-name="P8" loext:marker-style-name="T9"><text:span text:style-name="T8">červen 2021</text:span></text:p>
          </table:table-cell>
        </table:table-row>
        <table:table-row table:style-name="Tabulka4.1">
          <table:table-cell table:style-name="Tabulka4.A2" office:value-type="string">
            <text:p text:style-name="P3" loext:marker-style-name="T9"><text:span text:style-name="T2">Understanding and Visualizing Data with Python</text:span></text:p>
          </table:table-cell>
          <table:table-cell table:style-name="Tabulka4.B2" office:value-type="string">
            <text:p text:style-name="P3" loext:marker-style-name="T9"><text:span text:style-name="T4">na serveru Coursera; poskytovatel University of Michigan; </text:span></text:p>
            <text:p text:style-name="P5" loext:marker-style-name="T9"/>
          </table:table-cell>
          <table:table-cell table:style-name="Tabulka4.C2" office:value-type="string">
            <text:p text:style-name="P8" loext:marker-style-name="T9"><text:span text:style-name="T8">červen 2021</text:span></text:p>
          </table:table-cell>
        </table:table-row>
        <table:table-row table:style-name="Tabulka4.1">
          <table:table-cell table:style-name="Tabulka4.A2" office:value-type="string">
            <text:p text:style-name="P1" loext:marker-style-name="T9"><text:span text:style-name="T2">Introduction to Microsoft Azure Cloud Services</text:span></text:p>
          </table:table-cell>
          <table:table-cell table:style-name="Tabulka4.B2" office:value-type="string">
            <text:p text:style-name="P3" loext:marker-style-name="T9"><text:span text:style-name="T4">na serveru Coursera; poskytovatel Microsoft;</text:span></text:p>
            <text:p text:style-name="P5" loext:marker-style-name="T9"/>
          </table:table-cell>
          <table:table-cell table:style-name="Tabulka4.C2" office:value-type="string">
            <text:p text:style-name="P8" loext:marker-style-name="T9">červen 2021</text:p>
          </table:table-cell>
        </table:table-row>
      </table:table>
      <text:p text:style-name="Text_20_body"/>
      <text:p text:style-name="Text_20_body"/>
      <table:table table:name="Tabulka5" table:style-name="Tabulka5">
        <table:table-column table:style-name="Tabulka5.A"/>
        <table:table-column table:style-name="Tabulka5.B" table:number-columns-repeated="2"/>
        <text:soft-page-break/>
        <table:table-row table:style-name="Tabulka5.1">
          <table:table-cell table:style-name="Tabulka5.A1" office:value-type="string">
            <text:p text:style-name="P7" loext:marker-style-name="T9"><text:span text:style-name="T2">Crash Course on Python</text:span></text:p>
          </table:table-cell>
          <table:table-cell table:style-name="Tabulka5.B1" office:value-type="string">
            <text:p text:style-name="P3" loext:marker-style-name="T9"><text:span text:style-name="T4">na serveru Coursera; poskytovatel </text:span><text:span text:style-name="T5">Google</text:span><text:span text:style-name="T4">;</text:span></text:p>
          </table:table-cell>
          <table:table-cell table:style-name="Tabulka5.C1" office:value-type="string">
            <text:p text:style-name="P8" loext:marker-style-name="T9">červenec 2021</text:p>
          </table:table-cell>
        </table:table-row>
        <table:table-row table:style-name="Tabulka5.1">
          <table:table-cell table:style-name="Tabulka5.A2" office:value-type="string">
            <text:p text:style-name="P3" loext:marker-style-name="T9"><text:span text:style-name="T2">SQL for Data Science</text:span></text:p>
          </table:table-cell>
          <table:table-cell table:style-name="Tabulka5.B2" office:value-type="string">
            <text:p text:style-name="P3" loext:marker-style-name="T9"><text:span text:style-name="T4">na serveru Coursera; poskytovatel University of California, Davis;</text:span></text:p>
          </table:table-cell>
          <table:table-cell table:style-name="Tabulka5.C2" office:value-type="string">
            <text:p text:style-name="P8" loext:marker-style-name="T9">červenec 2021</text:p>
          </table:table-cell>
        </table:table-row>
      </table:table>
      <text:p text:style-name="P11"/>
      <text:p text:style-name="P11"/>
      <table:table table:name="Tabulka7" table:style-name="Tabulka7">
        <table:table-column table:style-name="Tabulka7.A"/>
        <table:table-column table:style-name="Tabulka7.B" table:number-columns-repeated="2"/>
        <table:table-row table:style-name="Tabulka7.1">
          <table:table-cell table:style-name="Tabulka7.A1" office:value-type="string">
            <text:p text:style-name="P6" loext:marker-style-name="T9"><text:span text:style-name="T2">Introduction to Python Programming</text:span></text:p>
          </table:table-cell>
          <table:table-cell table:style-name="Tabulka7.B1" office:value-type="string">
            <text:p text:style-name="P3" loext:marker-style-name="T9"><text:span text:style-name="T4">na serveru Coursera; poskytovatel </text:span><text:span text:style-name="T5">University of Pennsylvania</text:span><text:span text:style-name="T4">;</text:span></text:p>
          </table:table-cell>
          <table:table-cell table:style-name="Tabulka7.C1" office:value-type="string">
            <text:p text:style-name="P8" loext:marker-style-name="T9"><text:span text:style-name="T6">srpen</text:span><text:span text:style-name="T7"> 2021</text:span></text:p>
          </table:table-cell>
        </table:table-row>
        <table:table-row table:style-name="Tabulka7.1">
          <table:table-cell table:style-name="Tabulka7.A2" office:value-type="string">
            <text:p text:style-name="P6" loext:marker-style-name="T9"><text:span text:style-name="T2">Microsoft Azure Management Tools and Security Solutions</text:span></text:p>
          </table:table-cell>
          <table:table-cell table:style-name="Tabulka7.B2" office:value-type="string">
            <text:p text:style-name="P3" loext:marker-style-name="T9"><text:span text:style-name="T4">na serveru Coursera; poskytovatel Microsoft;</text:span></text:p>
            <text:p text:style-name="P5" loext:marker-style-name="T9"/>
          </table:table-cell>
          <table:table-cell table:style-name="Tabulka7.C2" office:value-type="string">
            <text:p text:style-name="P8" loext:marker-style-name="T9"><text:span text:style-name="T6">srpen</text:span><text:span text:style-name="T4"> 2021</text:span></text:p>
          </table:table-cell>
        </table:table-row>
      </table:table>
      <text:p text:style-name="P9"/>
      <table:table table:name="Tabulka12" table:style-name="Tabulka12">
        <table:table-column table:style-name="Tabulka12.A"/>
        <table:table-column table:style-name="Tabulka12.B" table:number-columns-repeated="2"/>
        <table:table-row table:style-name="Tabulka12.1">
          <table:table-cell table:style-name="Tabulka12.A1" office:value-type="string">
            <text:p text:style-name="P3" loext:marker-style-name="T9"><text:span text:style-name="T2">Microsoft Azure Services and Lifecycles</text:span></text:p>
          </table:table-cell>
          <table:table-cell table:style-name="Tabulka12.B1" office:value-type="string">
            <text:p text:style-name="P3" loext:marker-style-name="T9"><text:span text:style-name="T4">na serveru Coursera; poskytovatel Microsoft;</text:span></text:p>
            <text:p text:style-name="P5" loext:marker-style-name="T9"/>
          </table:table-cell>
          <table:table-cell table:style-name="Tabulka12.C1" office:value-type="string">
            <text:p text:style-name="P3" loext:marker-style-name="T9">říjen 2021</text:p>
          </table:table-cell>
        </table:table-row>
      </table:table>
      <text:p text:style-name="Text_20_body"/>
      <table:table table:name="Tabulka6" table:style-name="Tabulka6">
        <table:table-column table:style-name="Tabulka6.A"/>
        <table:table-column table:style-name="Tabulka6.B" table:number-columns-repeated="2"/>
        <table:table-row table:style-name="Tabulka6.1">
          <table:table-cell table:style-name="Tabulka6.A1" office:value-type="string">
            <text:p text:style-name="P1" loext:marker-style-name="T9"><text:span text:style-name="T2">Introduction to Networking</text:span></text:p>
          </table:table-cell>
          <table:table-cell table:style-name="Tabulka6.B1" office:value-type="string">
            <text:p text:style-name="P3" loext:marker-style-name="T9"><text:span text:style-name="T4">na serveru Coursera; poskytovatel NVIDIA; </text:span></text:p>
            <text:p text:style-name="P5" loext:marker-style-name="T9"/>
          </table:table-cell>
          <table:table-cell table:style-name="Tabulka6.C1" office:value-type="string">
            <text:p text:style-name="P3" loext:marker-style-name="T9"><text:span text:style-name="T4">květen 2024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3:28:37.719000000</meta:creation-date>
    <dc:date>2024-10-31T13:59:34.653000000</dc:date>
    <meta:editing-duration>PT30M57S</meta:editing-duration>
    <meta:editing-cycles>1</meta:editing-cycles>
    <meta:document-statistic meta:table-count="9" meta:image-count="0" meta:object-count="0" meta:page-count="3" meta:paragraph-count="91" meta:word-count="410" meta:character-count="3027" meta:non-whitespace-character-count="2695"/>
    <meta:generator>LibreOffice/7.6.5.2$Windows_X86_64 LibreOffice_project/38d5f62f85355c192ef5f1dd47c5c0c0c6d6598b</meta:generator>
  </office:meta>
</office:document-meta>
</file>